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ans-serif" svg:font-family="sans-serif"/>
    <style:font-face style:name="FreeSans1" svg:font-family="FreeSans" style:font-family-generic="swiss"/>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paragraph-properties fo:text-align="start" style:justify-single-word="false"/>
      <style:text-properties fo:language="pl" fo:country="PL" officeooo:rsid="0009d41a" officeooo:paragraph-rsid="0009d41a"/>
    </style:style>
    <style:style style:name="P3" style:family="paragraph" style:parent-style-name="Subtitle">
      <style:paragraph-properties fo:text-align="start" style:justify-single-word="false"/>
      <style:text-properties fo:language="pl" fo:country="PL"/>
    </style:style>
    <style:style style:name="P4" style:family="paragraph" style:parent-style-name="Text_20_body">
      <style:text-properties fo:language="pl" fo:country="PL"/>
    </style:style>
    <style:style style:name="P5" style:family="paragraph" style:parent-style-name="Text_20_body">
      <style:paragraph-properties fo:text-align="start" style:justify-single-word="false"/>
      <style:text-properties fo:language="pl" fo:country="PL"/>
    </style:style>
    <style:style style:name="P6" style:family="paragraph" style:parent-style-name="Text_20_body">
      <style:paragraph-properties fo:text-align="center" style:justify-single-word="false"/>
      <style:text-properties fo:language="pl" fo:country="PL"/>
    </style:style>
    <style:style style:name="P7" style:family="paragraph" style:parent-style-name="Text_20_body">
      <style:paragraph-properties fo:text-align="start" style:justify-single-word="false"/>
      <style:text-properties fo:language="pl" fo:country="PL" officeooo:rsid="0008c0bd" officeooo:paragraph-rsid="0008c0bd"/>
    </style:style>
    <style:style style:name="P8" style:family="paragraph" style:parent-style-name="Title">
      <style:paragraph-properties fo:text-align="start" style:justify-single-word="false"/>
      <style:text-properties fo:language="pl" fo:country="PL"/>
    </style:style>
    <style:style style:name="P9" style:family="paragraph" style:parent-style-name="Heading_20_1">
      <style:text-properties fo:language="pl" fo:country="PL"/>
    </style:style>
    <style:style style:name="P10" style:family="paragraph" style:parent-style-name="Heading_20_1">
      <style:paragraph-properties fo:text-align="center" style:justify-single-word="false"/>
      <style:text-properties fo:language="pl" fo:country="PL"/>
    </style:style>
    <style:style style:name="P11" style:family="paragraph" style:parent-style-name="Heading_20_2">
      <style:text-properties officeooo:rsid="000c61dc" officeooo:paragraph-rsid="000c61dc"/>
    </style:style>
    <style:style style:name="P12" style:family="paragraph" style:parent-style-name="Heading_20_2">
      <style:text-properties officeooo:paragraph-rsid="000c61dc"/>
    </style:style>
    <style:style style:name="P13" style:family="paragraph" style:parent-style-name="Heading_20_3">
      <style:text-properties fo:language="pl" fo:country="PL"/>
    </style:style>
    <style:style style:name="P14" style:family="paragraph" style:parent-style-name="Heading_20_3">
      <style:text-properties fo:language="pl" fo:country="PL" officeooo:rsid="000fcef0" officeooo:paragraph-rsid="000fcef0"/>
    </style:style>
    <style:style style:name="P15" style:family="paragraph" style:parent-style-name="Standard" style:list-style-name="L2">
      <style:paragraph-properties fo:text-align="start" style:justify-single-word="false"/>
      <style:text-properties fo:language="pl" fo:country="PL" officeooo:rsid="0008c0bd" officeooo:paragraph-rsid="0008c0bd"/>
    </style:style>
    <style:style style:name="P16" style:family="paragraph" style:parent-style-name="Standard" style:list-style-name="L2">
      <style:paragraph-properties fo:text-align="start" style:justify-single-word="false"/>
      <style:text-properties fo:language="pl" fo:country="PL" officeooo:rsid="0008c0bd" officeooo:paragraph-rsid="000e2e2e"/>
    </style:style>
    <style:style style:name="P17" style:family="paragraph" style:parent-style-name="Standard" style:list-style-name="L2">
      <style:paragraph-properties fo:text-align="start" style:justify-single-word="false"/>
      <style:text-properties fo:language="pl" fo:country="PL" officeooo:rsid="0009d41a" officeooo:paragraph-rsid="0009d41a"/>
    </style:style>
    <style:style style:name="P18" style:family="paragraph" style:parent-style-name="Standard" style:list-style-name="L2">
      <style:paragraph-properties fo:text-align="start" style:justify-single-word="false"/>
      <style:text-properties fo:language="pl" fo:country="PL" officeooo:rsid="0009d41a" officeooo:paragraph-rsid="000e2e2e"/>
    </style:style>
    <style:style style:name="P19" style:family="paragraph" style:parent-style-name="Standard" style:list-style-name="L2">
      <style:paragraph-properties fo:text-align="start" style:justify-single-word="false"/>
      <style:text-properties fo:language="pl" fo:country="PL" officeooo:rsid="000e2e2e" officeooo:paragraph-rsid="000e2e2e"/>
    </style:style>
    <style:style style:name="P20" style:family="paragraph" style:parent-style-name="Standard">
      <style:text-properties fo:language="pl" fo:country="PL" officeooo:rsid="0010804b" officeooo:paragraph-rsid="0010804b"/>
    </style:style>
    <style:style style:name="P21" style:family="paragraph" style:parent-style-name="Standard" style:list-style-name="L2">
      <style:paragraph-properties fo:text-align="start" style:justify-single-word="false"/>
      <style:text-properties fo:color="#cc7832" loext:opacity="100%" style:font-name="JetBrains Mono" fo:font-size="10pt" fo:language="pl" fo:country="PL" fo:font-style="normal" fo:font-weight="normal" officeooo:rsid="0009d41a" officeooo:paragraph-rsid="0009d41a" style:font-size-asian="10pt" style:font-style-asian="normal" style:font-weight-asian="normal"/>
    </style:style>
    <style:style style:name="P22" style:family="paragraph" style:parent-style-name="Standard" style:list-style-name="L2">
      <style:paragraph-properties fo:text-align="start" style:justify-single-word="false" style:writing-mode="lr-tb"/>
      <style:text-properties fo:language="pl" fo:country="PL" officeooo:rsid="0009d41a" officeooo:paragraph-rsid="0009d41a"/>
    </style:style>
    <style:style style:name="P23" style:family="paragraph" style:parent-style-name="Standard" style:list-style-name="L2">
      <style:paragraph-properties fo:text-align="start" style:justify-single-word="false" style:writing-mode="lr-tb"/>
      <style:text-properties fo:language="pl" fo:country="PL" officeooo:rsid="0009d41a" officeooo:paragraph-rsid="000e2e2e"/>
    </style:style>
    <style:style style:name="P24" style:family="paragraph" style:parent-style-name="Text_20_body" style:list-style-name="L1">
      <style:paragraph-properties fo:text-align="start" style:justify-single-word="false"/>
      <style:text-properties fo:language="pl" fo:country="PL" officeooo:rsid="0008c0bd" officeooo:paragraph-rsid="0008c0bd"/>
    </style:style>
    <style:style style:name="P25" style:family="paragraph" style:parent-style-name="Text_20_body" style:list-style-name="L2">
      <style:paragraph-properties fo:text-align="start" style:justify-single-word="false"/>
      <style:text-properties fo:language="pl" fo:country="PL" officeooo:rsid="0008c0bd" officeooo:paragraph-rsid="0008c0bd"/>
    </style:style>
    <style:style style:name="P26" style:family="paragraph" style:parent-style-name="Text_20_body" style:list-style-name="L1">
      <style:paragraph-properties fo:text-align="start" style:justify-single-word="false"/>
      <style:text-properties fo:language="pl" fo:country="PL" officeooo:rsid="000c61dc" officeooo:paragraph-rsid="000c61dc"/>
    </style:style>
    <style:style style:name="P27" style:family="paragraph" style:parent-style-name="Text_20_body" style:list-style-name="L2">
      <style:paragraph-properties fo:text-align="start" style:justify-single-word="false"/>
      <style:text-properties fo:language="pl" fo:country="PL" officeooo:rsid="000c61dc" officeooo:paragraph-rsid="000c61dc"/>
    </style:style>
    <style:style style:name="P28" style:family="paragraph" style:parent-style-name="Text_20_body" style:list-style-name="L2">
      <style:paragraph-properties fo:text-align="start" style:justify-single-word="false"/>
      <style:text-properties fo:language="pl" fo:country="PL" officeooo:rsid="000e2e2e" officeooo:paragraph-rsid="000e2e2e"/>
    </style:style>
    <style:style style:name="P29" style:family="paragraph" style:parent-style-name="Text_20_body">
      <style:paragraph-properties fo:text-align="start" style:justify-single-word="false"/>
      <style:text-properties fo:language="pl" fo:country="PL" officeooo:rsid="000e2e2e" officeooo:paragraph-rsid="000e2e2e"/>
    </style:style>
    <style:style style:name="P30" style:family="paragraph" style:parent-style-name="Text_20_body" style:list-style-name="L4">
      <style:text-properties fo:language="pl" fo:country="PL" officeooo:paragraph-rsid="000ae28b"/>
    </style:style>
    <style:style style:name="P31" style:family="paragraph" style:parent-style-name="Text_20_body">
      <style:text-properties fo:language="pl" fo:country="PL" officeooo:rsid="0010804b" officeooo:paragraph-rsid="0010804b"/>
    </style:style>
    <style:style style:name="P32" style:family="paragraph" style:parent-style-name="Text_20_body">
      <style:text-properties officeooo:paragraph-rsid="000ab985"/>
    </style:style>
    <style:style style:name="P33" style:family="paragraph" style:parent-style-name="Text_20_body">
      <style:text-properties officeooo:paragraph-rsid="000fcef0"/>
    </style:style>
    <style:style style:name="P34" style:family="paragraph" style:parent-style-name="Text_20_body">
      <style:text-properties officeooo:rsid="000fcef0" officeooo:paragraph-rsid="000fcef0"/>
    </style:style>
    <style:style style:name="P35" style:family="paragraph" style:parent-style-name="Text_20_body">
      <style:text-properties fo:font-weight="bold" officeooo:rsid="0010804b" officeooo:paragraph-rsid="0010804b" style:font-weight-asian="bold" style:font-weight-complex="bold"/>
    </style:style>
    <style:style style:name="P36" style:family="paragraph" style:parent-style-name="Text_20_body">
      <style:text-properties officeooo:rsid="0011a5c0" officeooo:paragraph-rsid="0011a5c0"/>
    </style:style>
    <style:style style:name="T1" style:family="text">
      <style:text-properties fo:language="pl" fo:country="PL"/>
    </style:style>
    <style:style style:name="T2" style:family="text">
      <style:text-properties fo:language="pl" fo:country="PL" fo:font-weight="bold" style:font-weight-asian="bold" style:font-weight-complex="bold"/>
    </style:style>
    <style:style style:name="T3" style:family="text">
      <style:text-properties fo:language="pl" fo:country="PL" officeooo:rsid="000fcef0"/>
    </style:style>
    <style:style style:name="T4" style:family="text">
      <style:text-properties fo:language="pl" fo:country="PL" officeooo:rsid="0010804b"/>
    </style:style>
    <style:style style:name="T5" style:family="text">
      <style:text-properties fo:language="pl" fo:country="PL" fo:font-weight="normal" style:font-weight-asian="normal" style:font-weight-complex="normal"/>
    </style:style>
    <style:style style:name="T6" style:family="text">
      <style:text-properties fo:color="#cc7832" loext:opacity="100%" style:font-name="JetBrains Mono" fo:font-size="10pt" fo:font-style="normal" fo:font-weight="normal" style:font-size-asian="10pt" style:font-style-asian="normal" style:font-weight-asian="normal"/>
    </style:style>
    <style:style style:name="T7" style:family="text">
      <style:text-properties fo:color="#cc7832" loext:opacity="100%" style:font-name="JetBrains Mono" fo:font-size="10pt" fo:font-style="normal" fo:font-weight="normal" officeooo:rsid="0008c0bd" style:font-size-asian="10pt" style:font-style-asian="normal" style:font-weight-asian="normal"/>
    </style:style>
    <style:style style:name="T8" style:family="text">
      <style:text-properties fo:color="#a9b7c6" loext:opacity="100%" style:font-name="JetBrains Mono" fo:font-size="10pt" fo:font-style="normal" fo:font-weight="normal" style:font-size-asian="10pt" style:font-style-asian="normal" style:font-weight-asian="normal"/>
    </style:style>
    <style:style style:name="T9" style:family="text">
      <style:text-properties fo:color="#a9b7c6" loext:opacity="100%" style:font-name="JetBrains Mono" fo:font-size="10pt" fo:font-style="normal" fo:font-weight="normal" style:font-size-asian="10pt" style:font-style-asian="normal" style:font-weight-asian="normal"/>
    </style:style>
    <style:style style:name="T10" style:family="text">
      <style:text-properties fo:color="#a9b7c6" loext:opacity="100%" style:font-name="JetBrains Mono" fo:font-size="10pt" fo:font-style="normal" fo:font-weight="normal" officeooo:rsid="0008c0bd" style:font-size-asian="10pt" style:font-style-asian="normal" style:font-weight-asian="normal"/>
    </style:style>
    <style:style style:name="T11" style:family="text">
      <style:text-properties fo:color="#a9b7c6" loext:opacity="100%" style:font-name="JetBrains Mono" fo:font-size="10pt" fo:font-style="normal" fo:font-weight="normal" officeooo:rsid="000e2e2e" style:font-size-asian="10pt" style:font-style-asian="normal" style:font-weight-asian="normal"/>
    </style:style>
    <style:style style:name="T12" style:family="text">
      <style:text-properties fo:color="#a9b7c6" loext:opacity="100%" style:font-name="JetBrains Mono" fo:font-size="10pt" fo:font-style="italic" fo:font-weight="normal" style:font-size-asian="10pt" style:font-style-asian="italic" style:font-weight-asian="normal"/>
    </style:style>
    <style:style style:name="T13" style:family="text">
      <style:text-properties fo:color="#9876aa" loext:opacity="100%" style:font-name="JetBrains Mono" fo:font-size="10pt" fo:font-style="normal" fo:font-weight="normal" style:font-size-asian="10pt" style:font-style-asian="normal" style:font-weight-asian="normal"/>
    </style:style>
    <style:style style:name="T14" style:family="text">
      <style:text-properties fo:color="#9876aa" loext:opacity="100%" style:font-name="JetBrains Mono" fo:font-size="10pt" fo:font-style="italic" fo:font-weight="normal" style:font-size-asian="10pt" style:font-style-asian="italic" style:font-weight-asian="normal"/>
    </style:style>
    <style:style style:name="T15" style:family="text">
      <style:text-properties fo:color="#6897bb" loext:opacity="100%" style:font-name="JetBrains Mono" fo:font-size="10pt" fo:font-style="normal" fo:font-weight="normal" style:font-size-asian="10pt" style:font-style-asian="normal" style:font-weight-asian="normal"/>
    </style:style>
    <style:style style:name="T16" style:family="text">
      <style:text-properties fo:color="#6a8759" loext:opacity="100%" style:font-name="JetBrains Mono" fo:font-size="10pt" fo:font-style="normal" fo:font-weight="normal" style:font-size-asian="10pt" style:font-style-asian="normal" style:font-weight-asian="normal"/>
    </style:style>
    <style:style style:name="T17" style:family="text">
      <style:text-properties officeooo:rsid="000c61dc"/>
    </style:style>
    <style:style style:name="T18" style:family="text">
      <style:text-properties officeooo:rsid="0008c0b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8">Antoni Pawlak</text:p>
      <text:p text:style-name="P3">401480</text:p>
      <text:p text:style-name="P5"/>
      <text:p text:style-name="P5"/>
      <text:p text:style-name="P5"/>
      <text:h text:style-name="P10" text:outline-level="1">Laboratorium <text:span text:style-name="T17">7</text:span>: JAVA</text:h>
      <text:p text:style-name="P6"/>
      <text:h text:style-name="P9" text:outline-level="1">Cel ćwiczenia:</text:h>
      <text:list xml:id="list3971305741" text:style-name="L1">
        <text:list-item>
          <text:p text:style-name="P24">Przetwarzanie równoległe i rozproszone.</text:p>
        </text:list-item>
        <text:list-item>
          <text:p text:style-name="P24"><text:span text:style-name="T17">N</text:span>abycie umiejętności pisania programów w języku Java z wykorzystaniem puli wątków </text:p>
        </text:list-item>
        <text:list-item>
          <text:p text:style-name="P26">Wykorzystanie wielowątkowych procedur języka Java</text:p>
        </text:list-item>
      </text:list>
      <text:p text:style-name="P7"/>
      <text:h text:style-name="P9" text:outline-level="1"/>
      <text:h text:style-name="P9" text:outline-level="1">Wykonanie </text:h>
      <text:p text:style-name="P4"/>
      <text:h text:style-name="Heading_20_2" text:outline-level="2">Przygotowania</text:h>
      <text:p text:style-name="Text_20_body"/>
      <text:list xml:id="list803894313" text:style-name="L2">
        <text:list-item>
          <text:list>
            <text:list-item>
              <text:p text:style-name="P27">Utworzenie katalogu i pobranie plików ze stronh</text:p>
            </text:list-item>
            <text:list-item>
              <text:p text:style-name="P25">Uruchomienie kodu i sprawdzenie poprawności działania na <text:span text:style-name="T17">znanym przedziale funkcji podcałkowej</text:span></text:p>
              <text:p text:style-name="P25"/>
            </text:list-item>
          </text:list>
        </text:list-item>
      </text:list>
      <text:p text:style-name="Standard"/>
      <text:p text:style-name="Standard"/>
      <text:h text:style-name="Heading_20_2" text:outline-level="2"/>
      <text:p text:style-name="Text_20_body"/>
      <text:h text:style-name="P11" text:outline-level="2"><text:soft-page-break/>Wyliczanie całki</text:h>
      <text:list xml:id="list2953233867644" text:continue-numbering="true" text:style-name="L2">
        <text:list-item>
          <text:list>
            <text:list-header>
              <text:p text:style-name="P25"/>
            </text:list-header>
            <text:list-item>
              <text:p text:style-name="P25">Utworzenie nowej <text:span text:style-name="T17">puli wątków</text:span></text:p>
              <text:p text:style-name="P16"><text:span text:style-name="T8">ExecutorService executor = Executors.</text:span><text:span text:style-name="T12">newFixedThreadPool</text:span><text:span text:style-name="T8">(</text:span><text:span text:style-name="T14">NTHREADS</text:span><text:span text:style-name="T8">)</text:span><text:span text:style-name="T6">;</text:span></text:p>
              <text:p text:style-name="P16"><text:span text:style-name="T6"/></text:p>
              <text:p text:style-name="P16"><text:span text:style-name="T6"/></text:p>
            </text:list-item>
            <text:list-item>
              <text:p text:style-name="P28">Utworzenie listy obiektów Future do przechowywania wyników<text:span text:style-name="T18"><text:line-break/></text:span><text:span text:style-name="T10">List&lt;Future&lt;Double&gt;&gt; list = </text:span><text:span text:style-name="T7">new </text:span><text:span text:style-name="T10">ArrayList&lt;&gt;()</text:span><text:span text:style-name="T7">;</text:span></text:p>
              <text:p text:style-name="P28"><text:span text:style-name="T7"/></text:p>
            </text:list-item>
            <text:list-item>
              <text:p text:style-name="P28">Ustalenie parametrów algorytmu</text:p>
              <text:p text:style-name="P16"><text:span text:style-name="T6">int </text:span><text:span text:style-name="T8">N=</text:span><text:span text:style-name="T15">20</text:span><text:span text:style-name="T6">;</text:span><text:line-break/><text:span text:style-name="T6">double </text:span><text:span text:style-name="T8">pt= Math.</text:span><text:span text:style-name="T14">PI</text:span><text:span text:style-name="T8">/N</text:span><text:span text:style-name="T6">;</text:span><text:line-break/><text:span text:style-name="T6">double </text:span><text:span text:style-name="T8">start=</text:span><text:span text:style-name="T15">0</text:span><text:span text:style-name="T6">;</text:span><text:line-break/><text:span text:style-name="T6">double </text:span><text:span text:style-name="T8">koniec=Math.</text:span><text:span text:style-name="T14">PI</text:span><text:span text:style-name="T6">;</text:span></text:p>
              <text:p text:style-name="P16"><text:span text:style-name="T6"/></text:p>
            </text:list-item>
            <text:list-item>
              <text:p text:style-name="P28">Dekompozycja problemu, gdzie mamy więcej zadań niż wątków</text:p>
              <text:p text:style-name="P16"><text:span text:style-name="T6">for</text:span><text:span text:style-name="T8">(</text:span><text:span text:style-name="T6">int </text:span><text:span text:style-name="T8">i=</text:span><text:span text:style-name="T15">0</text:span><text:span text:style-name="T6">; </text:span><text:span text:style-name="T8">i&lt;N</text:span><text:span text:style-name="T6">; </text:span><text:span text:style-name="T8">i++){</text:span><text:line-break/> <text:span text:style-name="T8">start=pt*i</text:span><text:span text:style-name="T6">;</text:span><text:line-break/><text:span text:style-name="T6"> </text:span><text:span text:style-name="T8">koniec=pt*(i+</text:span><text:span text:style-name="T15">1</text:span><text:span text:style-name="T8">)</text:span><text:span text:style-name="T6">;</text:span><text:line-break/><text:line-break/> <text:span text:style-name="T6">if</text:span><text:span text:style-name="T8">(koniec&gt;Math.</text:span><text:span text:style-name="T14">PI</text:span><text:span text:style-name="T8">) koniec=Math.</text:span><text:span text:style-name="T14">PI</text:span><text:span text:style-name="T6">;</text:span><text:line-break/><text:line-break/><text:span text:style-name="T6"> </text:span><text:span text:style-name="T8">Callable&lt;Double&gt; callable = </text:span><text:span text:style-name="T6">new </text:span><text:span text:style-name="T8">Calka_callable(start</text:span><text:span text:style-name="T6">, </text:span><text:span text:style-name="T8">koniec</text:span><text:span text:style-name="T6">, </text:span><text:span text:style-name="T8">dok)</text:span><text:span text:style-name="T6">;</text:span><text:line-break/><text:line-break/><text:span text:style-name="T6"> </text:span><text:span text:style-name="T8">Future&lt;Double&gt; future = executor.submit(callable)</text:span><text:span text:style-name="T6">;</text:span><text:line-break/><text:span text:style-name="T6"> </text:span><text:span text:style-name="T8">list.add(future)</text:span><text:span text:style-name="T6">;</text:span><text:line-break/><text:span text:style-name="T8">}</text:span></text:p>
              <text:p text:style-name="P16"><text:span text:style-name="T8"/></text:p>
            </text:list-item>
            <text:list-item>
              <text:p text:style-name="P28">Oczekiwanie na wykonanie obliczeń<text:span text:style-name="T18"><text:line-break/><text:line-break/></text:span><text:span text:style-name="T7">for</text:span><text:span text:style-name="T10">(Future&lt;Double&gt; future_calka:list){</text:span><text:span text:style-name="T18"><text:line-break/></text:span><text:span text:style-name="T10"> </text:span><text:span text:style-name="T7">try </text:span><text:span text:style-name="T10">{</text:span><text:span text:style-name="T18"><text:line-break/> </text:span><text:span text:style-name="T10">wynik_calka_parallel += future_calka.get()</text:span><text:span text:style-name="T7">;</text:span><text:span text:style-name="T18"><text:line-break/></text:span><text:span text:style-name="T7"> </text:span><text:span text:style-name="T10">} </text:span><text:span text:style-name="T7">catch </text:span><text:span text:style-name="T10">(InterruptedException | ExecutionException e) {</text:span><text:span text:style-name="T18"><text:line-break/> </text:span><text:span text:style-name="T10">}</text:span><text:span text:style-name="T18"><text:line-break/></text:span><text:span text:style-name="T10">}</text:span></text:p>
            </text:list-item>
            <text:list-item>
              <text:p text:style-name="P28">Zabicie executora</text:p>
              <text:p text:style-name="P19"><text:span text:style-name="T8">executor.shutdown()</text:span><text:span text:style-name="T6">;</text:span></text:p>
              <text:p text:style-name="P19"/>
            </text:list-item>
            <text:list-item>
              <text:p text:style-name="P28">Sprawdzenie poprawności wyników</text:p>
              <text:p text:style-name="P19"><text:span text:style-name="T8">System.</text:span><text:span text:style-name="T14">out</text:span><text:span text:style-name="T8">.println(</text:span><text:span text:style-name="T16">"Finished all threads"</text:span><text:span text:style-name="T8">)</text:span><text:span text:style-name="T6">;</text:span><text:line-break/><text:span text:style-name="T8">System.</text:span><text:span text:style-name="T14">out</text:span><text:span text:style-name="T8">.println(</text:span><text:span text:style-name="T16">"Calka rownolegle " </text:span><text:span text:style-name="T8">+ wynik_calka_parallel)</text:span><text:span text:style-name="T6">;</text:span><text:line-break/><text:span text:style-name="T8">System.</text:span><text:span text:style-name="T14">out</text:span><text:span text:style-name="T8">.println(</text:span><text:span text:style-name="T16">"Calka sekwencyjnie: " </text:span><text:span text:style-name="T8">+ wynik_calka)</text:span><text:span text:style-name="T6">;</text:span></text:p>
              <text:p text:style-name="P19"/>
            </text:list-item>
          </text:list>
        </text:list-item>
      </text:list>
      <text:p text:style-name="P29"/>
      <text:p text:style-name="P29"><text:tab/></text:p>
      <text:list xml:id="list2952014723446" text:continue-numbering="true" text:style-name="L2">
        <text:list-item>
          <text:list>
            <text:list-header>
              <text:p text:style-name="P15"><text:span text:style-name="T8"/></text:p>
              <text:p text:style-name="P17"><text:soft-page-break/><text:line-break/></text:p>
            </text:list-header>
          </text:list>
        </text:list-item>
      </text:list>
      <text:h text:style-name="P12" text:outline-level="2"><text:span text:style-name="T17">Sortowanie tablicy</text:span></text:h>
      <text:p text:style-name="P2"/>
      <text:list xml:id="list2952536886637" text:continue-numbering="true" text:style-name="L2">
        <text:list-item>
          <text:list>
            <text:list-item>
              <text:p text:style-name="P19">Ustalenie parametrów algorytmu</text:p>
              <text:p text:style-name="P18"><text:span text:style-name="T6">int </text:span><text:span text:style-name="T8">n = </text:span><text:span text:style-name="T15">100</text:span><text:span text:style-name="T6">;</text:span><text:line-break/><text:span text:style-name="T6">int</text:span><text:span text:style-name="T8">[] result = </text:span><text:span text:style-name="T6">new int</text:span><text:span text:style-name="T8">[n]</text:span><text:span text:style-name="T6">;</text:span></text:p>
              <text:p text:style-name="P18"><text:span text:style-name="T6"/></text:p>
            </text:list-item>
            <text:list-item>
              <text:p text:style-name="P19">Wylosowanie tablicy</text:p>
              <text:p text:style-name="P18"><text:span text:style-name="T11">R</text:span><text:span text:style-name="T8">andomizer r = </text:span><text:span text:style-name="T6">new </text:span><text:span text:style-name="T8">Randomizer()</text:span><text:span text:style-name="T6">;</text:span><text:line-break/><text:span text:style-name="T6">int</text:span><text:span text:style-name="T8">[] randomTab = r.generateRandomArray(n</text:span><text:span text:style-name="T6">,</text:span><text:span text:style-name="T15">0</text:span><text:span text:style-name="T6">,</text:span><text:span text:style-name="T15">10</text:span><text:span text:style-name="T8">)</text:span><text:span text:style-name="T6">;</text:span></text:p>
              <text:p text:style-name="P18"><text:span text:style-name="T6"/></text:p>
            </text:list-item>
            <text:list-item>
              <text:p text:style-name="P19">Utworzenie ForkJoinPool</text:p>
              <text:p text:style-name="P23"><text:span text:style-name="T8">ForkJoinPool forkJoinPool = </text:span><text:span text:style-name="T6">new </text:span><text:span text:style-name="T8">ForkJoinPool()</text:span><text:span text:style-name="T6">;</text:span></text:p>
              <text:p text:style-name="P23"><text:span text:style-name="T6"/></text:p>
            </text:list-item>
            <text:list-item>
              <text:p text:style-name="P19">Utworzenie nowego Divide Task</text:p>
              <text:p text:style-name="P23"><text:span text:style-name="T8">DivideTask task = </text:span><text:span text:style-name="T6">new </text:span><text:span text:style-name="T8">DivideTask(randomTab)</text:span><text:span text:style-name="T6">;</text:span></text:p>
              <text:p text:style-name="P23"><text:span text:style-name="T6"/></text:p>
              <text:list>
                <text:list-item>
                  <text:p text:style-name="P19">Podzielenie tablicy na dwie</text:p>
                </text:list-item>
              </text:list>
              <text:p text:style-name="P18"><text:span text:style-name="T8">DivideTask task1 = </text:span><text:span text:style-name="T6">new </text:span><text:span text:style-name="T8">DivideTask(</text:span><text:span text:style-name="T12">getSliceOfArray</text:span><text:span text:style-name="T8">(</text:span><text:span text:style-name="T13">arrayToDivide</text:span><text:span text:style-name="T6">,</text:span><text:span text:style-name="T15">0</text:span><text:span text:style-name="T6">,</text:span><text:span text:style-name="T8">middleIndex))</text:span><text:span text:style-name="T6">;</text:span><text:line-break/><text:span text:style-name="T8">DivideTask task2 = </text:span><text:span text:style-name="T6">new </text:span><text:span text:style-name="T8">DivideTask(</text:span><text:span text:style-name="T12">getSliceOfArray</text:span><text:span text:style-name="T8">(</text:span><text:span text:style-name="T13">arrayToDivide</text:span><text:span text:style-name="T6">,</text:span><text:span text:style-name="T8">middleIndex</text:span><text:span text:style-name="T6">, </text:span><text:span text:style-name="T8">n))</text:span><text:span text:style-name="T6">;</text:span></text:p>
              <text:p text:style-name="P18"><text:span text:style-name="T6"/></text:p>
              <text:list text:continue-numbering="true">
                <text:list-item>
                  <text:p text:style-name="P19">Wywołanie fork()</text:p>
                </text:list-item>
              </text:list>
              <text:p text:style-name="P18"><text:span text:style-name="T6"><text:s/></text:span><text:span text:style-name="T8">task1.fork()</text:span><text:span text:style-name="T6">;</text:span><text:line-break/><text:span text:style-name="T6"> </text:span><text:span text:style-name="T8">task2.fork()</text:span><text:span text:style-name="T6">;</text:span></text:p>
              <text:p text:style-name="P18"><text:span text:style-name="T6"/></text:p>
              <text:list text:continue-numbering="true">
                <text:list-item>
                  <text:p text:style-name="P19">Oczekiwanie na wyniki</text:p>
                </text:list-item>
              </text:list>
              <text:p text:style-name="P18"><text:span text:style-name="T6">int</text:span><text:span text:style-name="T8">[] tab1 = task1.join()</text:span><text:span text:style-name="T6">;</text:span><text:line-break/><text:span text:style-name="T6">int</text:span><text:span text:style-name="T8">[] tab2 = task2.join()</text:span><text:span text:style-name="T6">;</text:span></text:p>
              <text:p text:style-name="P18"><text:span text:style-name="T6"/></text:p>
              <text:list text:continue-numbering="true">
                <text:list-item>
                  <text:p text:style-name="P19">Scalenie wyników</text:p>
                </text:list-item>
              </text:list>
              <text:p text:style-name="P18"><text:span text:style-name="T8">scal_tab(tab1</text:span><text:span text:style-name="T6">, </text:span><text:span text:style-name="T8">tab2</text:span><text:span text:style-name="T6">, </text:span><text:span text:style-name="T8">scalona)</text:span><text:span text:style-name="T6">;</text:span></text:p>
              <text:p text:style-name="P18"><text:span text:style-name="T6"/></text:p>
            </text:list-item>
            <text:list-item>
              <text:p text:style-name="P19">Uruchomienie Divide task za pomocą invoke()</text:p>
              <text:p text:style-name="P23"><text:span text:style-name="T8">result = forkJoinPool.invoke(task)</text:span><text:span text:style-name="T6">;</text:span></text:p>
              <text:p text:style-name="P23"><text:span text:style-name="T6"/></text:p>
            </text:list-item>
            <text:list-item>
              <text:p text:style-name="P19">Porównanie wyników</text:p>
              <text:p text:style-name="P18"><text:span text:style-name="T8">System.</text:span><text:span text:style-name="T14">out</text:span><text:span text:style-name="T8">.println(Arrays.</text:span><text:span text:style-name="T12">toString</text:span><text:span text:style-name="T8">(randomTab))</text:span><text:span text:style-name="T6">;</text:span></text:p>
              <text:p text:style-name="P23"><text:span text:style-name="T8">System.</text:span><text:span text:style-name="T14">out</text:span><text:span text:style-name="T8">.println(Arrays.</text:span><text:span text:style-name="T12">toString</text:span><text:span text:style-name="T8">(result))</text:span><text:span text:style-name="T6">;</text:span></text:p>
              <text:p text:style-name="P21"/>
              <text:p text:style-name="P22"><text:line-break/><text:line-break/><text:line-break/><text:line-break/><text:line-break/><text:line-break/><text:line-break/><text:line-break/></text:p>
              <text:p text:style-name="P17"><text:line-break/></text:p>
              <text:p text:style-name="P17"><text:line-break/></text:p>
            </text:list-item>
          </text:list>
        </text:list-item>
      </text:list>
      <text:h text:style-name="Heading_20_1" text:outline-level="1"><text:soft-page-break/><text:span text:style-name="T1">Wnioski</text:span></text:h>
      <text:h text:style-name="P14" text:outline-level="3">Pula wątków</text:h>
      <text:p text:style-name="P34"><text:span text:style-name="T1">Mechanizm służacy do implementacji programów równoległych w środowisku Java. Mając do dyspozycji mniej wątków niż zadań, stajemy przed problemem odpowiedniego rozdysponowania zadań. Java udostępnia nam zautomatyzowany proces będący pulą wątku, gdzie nie odwołujemy się bezpośrednio do danego wątku, a bardziej do puli jako całości i zlecamy puli wykonanie zadania, nie zwracając szczególnej uwagi na to który wątek i kiedy to zadanie wykona.</text:span></text:p>
      <text:p text:style-name="P34"><text:span text:style-name="T1">Takie rozwiązanie niesie ze soba dużo zalet, takich jak wygoda programisty czy bezpieczeństwo pamięci. Niestety odejmuje pewnej elastyczności czy </text:span><text:span text:style-name="T4">sprawia, że program jest mniej przewidywalny.</text:span></text:p>
      <text:p text:style-name="P35"><text:span text:style-name="T4">Z</text:span><text:span text:style-name="T1">atem, </text:span><text:span text:style-name="T5">wykorzystanie puli wątku pozwala na sprawne rozwiązanie problemu zrównoleglania większej ilości zadań niż wątków.</text:span></text:p>
      <text:p text:style-name="P33"><text:span text:style-name="T3"/></text:p>
      <text:h text:style-name="Heading_20_3" text:outline-level="3">ForkJoin</text:h>
      <text:p text:style-name="P31">Realizuje strategię work stealing, będącego realizacją wzorca recursive splitting.</text:p>
      <text:p text:style-name="P20">Struktura fork-join pozwala przerwać pewne zadanie na kilku pracownikach, a następnie poczekać, aż wynik je połączy. W dużym stopniu wykorzystuje pojemność maszyny wieloprocesorowej. Poniżej przedstawiono podstawowe pojęcia i obiekty używane w frameworku fork-join.</text:p>
      <text:p text:style-name="P20"/>
      <text:p text:style-name="P31"/>
      <text:p text:style-name="P34"><text:span text:style-name="T1"/></text:p>
      <text:h text:style-name="Heading_20_3" text:outline-level="3">Future</text:h>
      <text:p text:style-name="P31">Specjalna klasa w środowisku Java pozwalająca <text:s/>na przypisanie do obszaru pamięci wyniku który zostanie obliczony dopiero w przyszłości, stąd jego angielska nazwa. Mając do dyspozycji takie struktury mamy możliwość projektowania programów równoległych, gdzie zmienne przechowujące wynik mogą oczekiwać na wykonanie procedury w wątku. Daje nam tą dużą swobodę w implementacji oraz pozwala na bardziej zdefiniowane zarządzanie procesem przebiegu wykonania kodu <text:s/>źródłowego.</text:p>
      <text:p text:style-name="P36"><text:span text:style-name="T2">Zatem, </text:span><text:span text:style-name="T1">obiekt Future pozwala na synchronizację obliczeń równoległych</text:span></text:p>
      <text:p text:style-name="P34"><text:span text:style-name="T1"/></text:p>
      <text:p text:style-name="P32"/>
      <text:p text:style-name="P1"/>
      <text:h text:style-name="P13" text:outline-level="3"/>
      <text:p text:style-name="P4"/>
      <text:list xml:id="list3813251563" text:style-name="L4">
        <text:list-header>
          <text:p text:style-name="P30"/>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ans-serif" svg:font-family="sans-serif"/>
    <style:font-face style:name="FreeSans1" svg:font-family="FreeSans" style:font-family-generic="swiss"/>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4T23:41:16.313340861</meta:creation-date>
    <dc:date>2021-11-30T00:29:51.196872416</dc:date>
    <meta:editing-duration>PT9M20S</meta:editing-duration>
    <meta:editing-cycles>2</meta:editing-cycles>
    <meta:generator>LibreOffice/7.1.7.2$Linux_X86_64 LibreOffice_project/10$Build-2</meta:generator>
    <meta:document-statistic meta:table-count="0" meta:image-count="0" meta:object-count="0" meta:page-count="4" meta:paragraph-count="63" meta:word-count="480" meta:character-count="4014" meta:non-whitespace-character-count="3582"/>
  </office:meta>
</office:document-meta>
</file>